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0296*"/>
    </style:style>
    <style:style style:name="Tabell2.B" style:family="table-column">
      <style:table-column-properties style:column-width="7.858cm" style:rel-column-width="30317*"/>
    </style:style>
    <style:style style:name="Tabell2.C" style:family="table-column">
      <style:table-column-properties style:column-width="1.826cm" style:rel-column-width="7043*"/>
    </style:style>
    <style:style style:name="Tabell2.D" style:family="table-column">
      <style:table-column-properties style:column-width="1.64cm" style:rel-column-width="6328*"/>
    </style:style>
    <style:style style:name="Tabell2.E" style:family="table-column">
      <style:table-column-properties style:column-width="1.561cm" style:rel-column-width="6022*"/>
    </style:style>
    <style:style style:name="Tabell2.F" style:family="table-column">
      <style:table-column-properties style:column-width="1.432cm" style:rel-column-width="5529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padding="0.097cm" fo:border-left="0.002cm solid #000000" fo:border-right="none" fo:border-top="none" fo:border-bottom="0.002cm solid #000000"/>
    </style:style>
    <style:style style:name="Tabell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F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0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2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</style:style>
    <style:style style:name="P14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6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fo:font-variant="normal" fo:text-transform="none" fo:color="#222222" style:font-name="helvetica" fo:font-size="22.5pt" fo:letter-spacing="normal" fo:font-style="normal" fo:font-weight="normal"/>
    </style:style>
    <style:style style:name="T9" style:family="text">
      <style:text-properties style:font-size-asian="12pt" style:font-weight-asian="normal" style:font-size-complex="12pt" style:font-weight-complex="normal"/>
    </style:style>
    <style:style style:name="T10" style:family="text">
      <style:text-properties fo:background-color="#cccc0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/>
          </table:table-cell>
          <table:table-cell table:style-name="Tabell2.A2" office:value-type="string">
            <text:p text:style-name="P2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/>
          </table:table-cell>
          <table:table-cell table:style-name="Tabell2.A4" office:value-type="string">
            <text:list xml:id="list3404223321127727837" text:style-name="L1">
              <text:list-header>
                <text:p text:style-name="P9"><text:span text:style-name="T2"/></text:p>
              </text:list-header>
            </text:list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Summa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28h</text:p>
          </table:table-cell>
          <table:table-cell table:style-name="Tabell2.F5" office:value-type="float" office:value="15">
            <text:p text:style-name="Table_20_Contents">15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sedan föregående iteration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>204h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totalt i projektet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Kvar</text:p>
          </table:table-cell>
          <table:table-cell table:style-name="Tabell2.A4" office:value-type="string">
            <text:p text:style-name="Table_20_Contents"/>
          </table:table-cell>
          <table:table-cell table:style-name="Tabell2.F4" table:number-columns-spanned="2" office:value-type="string">
            <text:p text:style-name="Table_20_Contents"><text:s/><text:span text:style-name="T8">36</text:span> 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37201223" text:continue-numbering="true" text:style-name="L1">
              <text:list-header>
                <text:p text:style-name="P9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180054" text:continue-numbering="true" text:style-name="L1">
              <text:list-header>
                <text:p text:style-name="P16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192591" text:continue-numbering="true" text:style-name="L1">
              <text:list-header>
                <text:p text:style-name="P16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194981" text:continue-numbering="true" text:style-name="L1">
              <text:list-header>
                <text:p text:style-name="P16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193554" text:continue-numbering="true" text:style-name="L1">
              <text:list-header>
                <text:p text:style-name="P18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180215" text:continue-numbering="true" text:style-name="L1">
              <text:list-header>
                <text:p text:style-name="P16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192379" text:continue-numbering="true" text:style-name="L1">
              <text:list-header>
                <text:p text:style-name="P16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203077" text:continue-numbering="true" text:style-name="L1">
              <text:list-header>
                <text:p text:style-name="P16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187672" text:continue-numbering="true" text:style-name="L1">
              <text:list-header>
                <text:p text:style-name="P18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184185" text:continue-numbering="true" text:style-name="L1">
              <text:list-header>
                <text:p text:style-name="P18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195195" text:continue-numbering="true" text:style-name="L1">
              <text:list-header>
                <text:p text:style-name="P18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196633" text:continue-numbering="true" text:style-name="L1">
              <text:list-header>
                <text:p text:style-name="P18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1DT14H13M13S</meta:editing-duration>
    <meta:editing-cycles>215</meta:editing-cycles>
    <meta:generator>OpenOffice.org/3.4.1$Win32 OpenOffice.org_project/341m1$Build-9593</meta:generator>
    <dc:date>2014-07-16T17:03:21.89</dc:date>
    <meta:document-statistic meta:table-count="2" meta:image-count="0" meta:object-count="0" meta:page-count="3" meta:paragraph-count="88" meta:word-count="544" meta:character-count="3169"/>
    <meta:user-defined meta:name="Info 1"/>
    <meta:user-defined meta:name="Info 2"/>
    <meta:user-defined meta:name="Info 3"/>
    <meta:user-defined meta:name="Info 4"/>
  </office:meta>
</office:document-meta>
</file>